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Default"/>
        <table:table-row table:style-name="ro1" table:number-rows-repeated="3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in</text:p>
          </table:table-cell>
          <table:table-cell table:style-name="ce4" office:value-type="string" calcext:value-type="string">
            <text:p>Functi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2VDC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rt / Sto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 Te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 Tea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 Te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 Te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do Hollander</meta:initial-creator>
    <meta:creation-date>2015-02-28T13:42:34.632161109</meta:creation-date>
    <dc:date>2015-02-28T13:45:52.277244370</dc:date>
    <dc:creator>Wido Hollander</dc:creator>
    <meta:editing-duration>PT1M19S</meta:editing-duration>
    <meta:editing-cycles>2</meta:editing-cycles>
    <meta:generator>LibreOffice/4.2.7.2$Linux_X86_64 LibreOffice_project/420m0$Build-2</meta:generator>
    <meta:document-statistic meta:table-count="1" meta:cell-count="21" meta:object-count="0"/>
  </office:meta>
</office:document-meta>
</file>